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101f3" officeooo:paragraph-rsid="000101f3" style:font-size-asian="12.25pt" style:font-size-complex="14pt"/>
    </style:style>
    <style:style style:name="P3" style:family="paragraph" style:parent-style-name="Standard">
      <style:text-properties fo:font-size="14pt" officeooo:rsid="0002a656" officeooo:paragraph-rsid="0002a656" style:font-size-asian="12.25pt" style:font-size-complex="14pt"/>
    </style:style>
    <style:style style:name="P4" style:family="paragraph" style:parent-style-name="Standard">
      <style:text-properties fo:font-size="14pt" officeooo:rsid="00038641" officeooo:paragraph-rsid="00038641" style:font-size-asian="12.25pt" style:font-size-complex="14pt"/>
    </style:style>
    <style:style style:name="P5" style:family="paragraph" style:parent-style-name="Standard">
      <style:text-properties fo:font-size="14pt" officeooo:rsid="0003ab57" officeooo:paragraph-rsid="0003ab57" style:font-size-asian="12.25pt" style:font-size-complex="14pt"/>
    </style:style>
    <style:style style:name="P6" style:family="paragraph" style:parent-style-name="Standard">
      <style:text-properties fo:font-size="14pt" officeooo:rsid="0004bd33" officeooo:paragraph-rsid="0004bd33" style:font-size-asian="12.25pt" style:font-size-complex="14pt"/>
    </style:style>
    <style:style style:name="P7" style:family="paragraph" style:parent-style-name="Standard">
      <style:text-properties fo:font-size="14pt" officeooo:rsid="0006e8d7" officeooo:paragraph-rsid="0006e8d7" style:font-size-asian="12.25pt" style:font-size-complex="14pt"/>
    </style:style>
    <style:style style:name="P8" style:family="paragraph" style:parent-style-name="Standard">
      <style:text-properties fo:font-size="14pt" officeooo:rsid="0007ed73" officeooo:paragraph-rsid="0007ed73" style:font-size-asian="12.25pt" style:font-size-complex="14pt"/>
    </style:style>
    <style:style style:name="P9" style:family="paragraph" style:parent-style-name="Standard">
      <style:text-properties fo:font-size="14pt" officeooo:rsid="0008bae6" officeooo:paragraph-rsid="0008bae6" style:font-size-asian="12.25pt" style:font-size-complex="14pt"/>
    </style:style>
    <style:style style:name="P10" style:family="paragraph" style:parent-style-name="Standard">
      <style:text-properties fo:font-size="14pt" officeooo:rsid="0009767a" officeooo:paragraph-rsid="0009767a" style:font-size-asian="12.25pt" style:font-size-complex="14pt"/>
    </style:style>
    <style:style style:name="P11" style:family="paragraph" style:parent-style-name="Standard">
      <style:text-properties fo:font-size="14pt" officeooo:rsid="000a1b2f" officeooo:paragraph-rsid="000a1b2f" style:font-size-asian="12.25pt" style:font-size-complex="14pt"/>
    </style:style>
    <style:style style:name="P12" style:family="paragraph" style:parent-style-name="Standard">
      <style:text-properties fo:font-size="14pt" officeooo:rsid="000b34f3" officeooo:paragraph-rsid="000b34f3" style:font-size-asian="12.25pt" style:font-size-complex="14pt"/>
    </style:style>
    <style:style style:name="P13" style:family="paragraph" style:parent-style-name="Standard">
      <style:text-properties fo:font-size="14pt" officeooo:rsid="000ce85f" officeooo:paragraph-rsid="000ce85f" style:font-size-asian="12.25pt" style:font-size-complex="14pt"/>
    </style:style>
    <style:style style:name="P14" style:family="paragraph" style:parent-style-name="Standard">
      <style:text-properties fo:font-size="14pt" officeooo:rsid="000f0b49" officeooo:paragraph-rsid="000f0b49" style:font-size-asian="12.25pt" style:font-size-complex="14pt"/>
    </style:style>
    <style:style style:name="P15" style:family="paragraph" style:parent-style-name="Standard">
      <style:text-properties fo:font-size="14pt" officeooo:rsid="001301a7" officeooo:paragraph-rsid="001301a7" style:font-size-asian="12.25pt" style:font-size-complex="14pt"/>
    </style:style>
    <style:style style:name="P16" style:family="paragraph" style:parent-style-name="Standard">
      <style:text-properties fo:font-size="14pt" officeooo:rsid="0013a867" officeooo:paragraph-rsid="0013a867" style:font-size-asian="12.25pt" style:font-size-complex="14pt"/>
    </style:style>
    <style:style style:name="P17" style:family="paragraph" style:parent-style-name="Standard">
      <style:text-properties fo:font-size="14pt" officeooo:rsid="00148092" officeooo:paragraph-rsid="00148092" style:font-size-asian="12.25pt" style:font-size-complex="14pt"/>
    </style:style>
    <style:style style:name="P18" style:family="paragraph" style:parent-style-name="Standard">
      <style:text-properties fo:font-size="14pt" officeooo:rsid="00161d43" officeooo:paragraph-rsid="00161d43" style:font-size-asian="12.25pt" style:font-size-complex="14pt"/>
    </style:style>
    <style:style style:name="P19" style:family="paragraph" style:parent-style-name="Standard">
      <style:text-properties fo:font-size="14pt" officeooo:rsid="0016e4dd" officeooo:paragraph-rsid="001924f5" style:font-size-asian="12.25pt" style:font-size-complex="14pt"/>
    </style:style>
    <style:style style:name="P20" style:family="paragraph" style:parent-style-name="Standard">
      <style:text-properties fo:font-size="14pt" officeooo:rsid="001924f5" officeooo:paragraph-rsid="001924f5" style:font-size-asian="12.25pt" style:font-size-complex="14pt"/>
    </style:style>
    <style:style style:name="T1" style:family="text">
      <style:text-properties officeooo:rsid="000101f3"/>
    </style:style>
    <style:style style:name="T2" style:family="text">
      <style:text-properties officeooo:rsid="00038641"/>
    </style:style>
    <style:style style:name="T3" style:family="text">
      <style:text-properties officeooo:rsid="0003ab57"/>
    </style:style>
    <style:style style:name="T4" style:family="text">
      <style:text-properties officeooo:rsid="0006e8d7"/>
    </style:style>
    <style:style style:name="T5" style:family="text">
      <style:text-properties officeooo:rsid="000e0df8"/>
    </style:style>
    <style:style style:name="T6" style:family="text">
      <style:text-properties officeooo:rsid="000febe6"/>
    </style:style>
    <style:style style:name="T7" style:family="text">
      <style:text-properties officeooo:rsid="0012d4e4"/>
    </style:style>
    <style:style style:name="T8" style:family="text">
      <style:text-properties officeooo:rsid="0016e4dd"/>
    </style:style>
    <style:style style:name="T9" style:family="text">
      <style:text-properties officeooo:rsid="00180884"/>
    </style:style>
    <style:style style:name="T10" style:family="text">
      <style:text-properties officeooo:rsid="001924f5"/>
    </style:style>
    <style:style style:name="T11" style:family="text">
      <style:text-properties officeooo:rsid="001a6599"/>
    </style:style>
    <style:style style:name="T12" style:family="text">
      <style:text-properties officeooo:rsid="001c6383"/>
    </style:style>
    <style:style style:name="T13" style:family="text">
      <style:text-properties officeooo:rsid="001e28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«<text:span text:style-name="T1">Военный коммунизм» - это политика, проводимая Советским государством в период с середины 1918 по март 1921 гг.</text:span></text:p>
      <text:p text:style-name="P2">Определение условно появилось в 1921 с началом НЭПа (предыдущий курс привёл к острому кризису).</text:p>
      <text:p text:style-name="P2">Цель: сохранение Советской власти в условиях гражданской войны и развала экономики.</text:p>
      <text:p text:style-name="P2">Элементы:</text:p>
      <text:p text:style-name="P2">1) курс на централизацию управления экономикой</text:p>
      <text:p text:style-name="P2">2) жёсткая регламентация производства и потребления</text:p>
      <text:p text:style-name="P2">3) усиление административно-репрессивных методов регулирования хоз.жизни</text:p>
      <text:p text:style-name="P3">Два этапа:</text:p>
      <text:p text:style-name="P3">1) складывание — решающие бои на фронтах (лето 1918 — начало 1920)</text:p>
      <text:p text:style-name="P3">2) расцвет — враги разгромлены, но чрезвычайные меры остались</text:p>
      <text:p text:style-name="P3">Черты:</text:p>
      <text:p text:style-name="P3">1) <text:span text:style-name="T2">Н</text:span>ационализация крупной, средней и части мелкой промышленности.</text:p>
      <text:p text:style-name="P3">В собственности государства с 9,5 тыс до 37 тыс предприятий.</text:p>
      <text:p text:style-name="P3">В ВСНХ (высший совет народного хозяйства) созданы главки — пролетарские органы управления соответствующими отраслями экономики: распределяли сырьё, полуфабрикаты, продукцию сдавали гос.органам.</text:p>
      <text:p text:style-name="P3">49 главков, центров и комиссий. Деятельность ориентирована на нужды фронта.</text:p>
      <text:p text:style-name="P3">Назначаются чрезвычайные уполномоченные: председатель ВСНХ Рыков — ч.у. Совета Обороны по снабжению Красной Армии.</text:p>
      <text:p text:style-name="P4">Полномочия Рыкова: смещение должностных лиц, реорганизация предприятий, изъятие товаров со складов и у населения; в подчинении все оборонные предприятия (Промвоенсовет).</text:p>
      <text:p text:style-name="P4">2) Продразвёрстка — <text:span text:style-name="T3">введена декретом СНК 11 января 1919 г.</text:span></text:p>
      <text:p text:style-name="P5">Это регламентация поставок: вместо «изъятия излишков» (продовольственная диктатура) - «разумный налог».</text:p>
      <text:p text:style-name="P5">На практике — насильственное изъятие. Собирали хлеб, картофель и мясо.</text:p>
      <text:p text:style-name="P6">3) Нормированное снабжение и карточная система.</text:p>
      <text:p text:style-name="P6">В соответствии с классовым принципом и сферой деятельности выделены 4 категории. Очень низкие нормы, даже у номенклатуры.</text:p>
      <text:p text:style-name="P6">Сбор и распределение продовольствия — Наркомпрод, в подчинении Продармия и аппарат потребительской кооперации.</text:p>
      <text:p text:style-name="P6">4) Разрешалось продавать только ненормированные продукты, поэтому большое число предприятий и складов национализировались, мелкая торговля запрещена, <text:span text:style-name="T4">однако существует чёрный рынок. (Сухаревка)</text:span></text:p>
      <text:p text:style-name="P7">5) 1918 — 1920 — натурализация зарплаты из-за падения роли денег. Причины: денежная эмиссия, разные денежные знаки (царские, Временного правительства, РСФСР), в том числе местные деньги и заменители денег (всего более 2000).</text:p>
      <text:p text:style-name="P8">Уравнительное распределение — разница в зарплате есть, но денежная часть очень мала, а натуральный паёк примерно одинаковый.</text:p>
      <text:p text:style-name="P9"><text:soft-page-break/>6) Милитаризация труда (трудовая повинность) — первоначально только у буржуазии, <text:span text:style-name="T13">но с октября 1918 г.</text:span> для всех лиц от 16 до 50 лет на учёте в отделах распределения рабочей силы.</text:p>
      <text:p text:style-name="P9">С конца 1918 — призыв на госслужбу. Работники закреплялись за предприятиями, самовольный уход = дезертирство.</text:p>
      <text:p text:style-name="P10">Большевиков устраивала такая политика, так как она согласовалась с их представлениями о строительстве социализма. Поэтому в дальнейшем, после 1920го г, когда обстановка стала налаживаться, этот курс поддерживался.</text:p>
      <text:p text:style-name="P10">Март 1920 — Комиссия для подготовки плана строительства социализма в мирных условиях под руководством Троцкого: расширение продразвёрстки, огосударствление экономики, разработка общегосударственного плана, расширение всеобщей трудовой повинности, создание трудовых армий и милитаризация системы управления.</text:p>
      <text:p text:style-name="P11">Предложения Комиссии одобрены на 9 Съезде РКП(б) (российская коммунистическая партия) (29 марта — 5 апреля 1920).</text:p>
      <text:p text:style-name="P11">Продразвёрстка распространилась на яйца, молоко, шерсть, лён и др., утверждён план засева полей.</text:p>
      <text:p text:style-name="P12">Конец 1920 — национализация мелких предприятий.</text:p>
      <text:p text:style-name="P12">Декабрь 1920 — утвержден план ГОЭЛРО (государственный план по электрификации России).</text:p>
      <text:p text:style-name="P12">Трудовые армии из высвобождающихся на фронте воинских частей. Трудармейцы (2,5 млн человек) работали в строительстве и на транспорте.</text:p>
      <text:p text:style-name="P13">Конец 1920 — начало 1921 — отменена плата за жилье, за пользование транспортом <text:span text:style-name="T5">и др. комм. услуги.; кампания по упразднению денег, однако не могли договориться, чем заменить рубль (треды).</text:span></text:p>
      <text:p text:style-name="P14">Сократились ж/д перевозки из-за нехватки топлива, <text:span text:style-name="T6">снизился подвоз продовольствия, участились крестьянские выступления, рост преступности, </text:span><text:span text:style-name="T7">рабочие волнения.</text:span></text:p>
      <text:p text:style-name="P15">В феврале 1921 в Петрограде направили войска против бастующих рабочих.<text:span text:style-name="T13">п</text:span></text:p>
      <text:p text:style-name="P16">Правительство вынуждено идти на уступки.</text:p>
      <text:p text:style-name="P17">В партийной верхушке открыто обсуждались спорные вопросы, некоторые выступали за более гибкую экономическую политику.</text:p>
      <text:p text:style-name="P18">«Децисты» («демократические централисты») критикуют Ленина: «У вождя пролетарской диктатуры политические интересы и способности подавляю<text:span text:style-name="T8">щ</text:span>е господствуют над организационными».</text:p>
      <text:p text:style-name="P19">Июль 1920 — письмо секретаря ЦК Преображенского о симптомах разложения партии (верхи и низы). <text:span text:style-name="T9">На 9й партийной конференции говорилось об отрыве партии от рабочего класса, бюрократическом перерождении верхов и необходимости партийной чистки.</text:span></text:p>
      <text:p text:style-name="P19"><text:span text:style-name="T10">Ноябрь 1920 — март 1921 — дискуссия об «огосударствлении» профсоюзов.</text:span></text:p>
      <text:p text:style-name="P20">В ответ создана Центральная контрольная комиссия , призванная следить за единством и пресекать злоупотребления. <text:span text:style-name="T11">В феврале 1921 уравнены нормы снабжения руководства и рабочих. </text:span><text:span text:style-name="T12">В то же время в партии поддерживалась железная дисциплина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22:39:16.353000000</meta:creation-date>
    <dc:date>2024-03-05T02:55:42.676000000</dc:date>
    <meta:editing-duration>PT4H16M13S</meta:editing-duration>
    <meta:editing-cycles>26</meta:editing-cycles>
    <meta:generator>LibreOffice/7.4.1.2$Windows_X86_64 LibreOffice_project/3c58a8f3a960df8bc8fd77b461821e42c061c5f0</meta:generator>
    <meta:print-date>2024-03-05T02:51:29.643000000</meta:print-date>
    <meta:document-statistic meta:table-count="0" meta:image-count="0" meta:object-count="0" meta:page-count="2" meta:paragraph-count="44" meta:word-count="617" meta:character-count="4901" meta:non-whitespace-character-count="4306"/>
  </office:meta>
</office:document-meta>
</file>